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9AC000001ADE78570A4C8837FA2.jpg" manifest:media-type="image/jpe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6.6931in" style:rel-width="100%" fo:margin-left="0in" style:page-number="auto" table:align="left"/>
    </style:style>
    <style:style style:name="Table1.A" style:family="table-column">
      <style:table-column-properties style:column-width="2.2285in" style:rel-column-width="3281*"/>
    </style:style>
    <style:style style:name="Table1.B" style:family="table-column">
      <style:table-column-properties style:column-width="2.1778in" style:rel-column-width="3206*"/>
    </style:style>
    <style:style style:name="Table1.C" style:family="table-column">
      <style:table-column-properties style:column-width="1.3472in" style:rel-column-width="1983*"/>
    </style:style>
    <style:style style:name="Table1.D" style:family="table-column">
      <style:table-column-properties style:column-width="0.9403in" style:rel-column-width="1384*"/>
    </style:style>
    <style:style style:name="Table1.1" style:family="table-row">
      <style:table-row-properties style:min-row-height="0.3938in"/>
    </style:style>
    <style:style style:name="Table1.A1" style:family="table-cell">
      <style:table-cell-properties style:vertical-align="middle" fo:padding-left="0.075in" fo:padding-right="0.075in" fo:padding-top="0in" fo:padding-bottom="0in" fo:border="1pt solid #000000"/>
    </style:style>
    <style:style style:name="Table1.D1" style:family="table-cell">
      <style:table-cell-properties style:vertical-align="" fo:padding-left="0.075in" fo:padding-right="0.075in" fo:padding-top="0in" fo:padding-bottom="0in" fo:border="1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2521in" style:rel-column-width="31842*"/>
    </style:style>
    <style:style style:name="Table2.B" style:family="table-column">
      <style:table-column-properties style:column-width="3.441in" style:rel-column-width="33693*"/>
    </style:style>
    <style:style style:name="Table2.A1" style:family="table-cell">
      <style:table-cell-properties fo:padding="0.0382in" fo:border-left="0.5pt solid #ffffff" fo:border-right="none" fo:border-top="0.5pt solid #ffffff" fo:border-bottom="0.5pt solid #ffffff"/>
    </style:style>
    <style:style style:name="Table2.B1" style:family="table-cell">
      <style:table-cell-properties fo:padding="0.0382in" fo:border="0.5pt solid #ffffff"/>
    </style:style>
    <style:style style:name="Table4" style:family="table">
      <style:table-properties style:width="0.9375in" fo:margin-left="0.1292in" table:align="left"/>
    </style:style>
    <style:style style:name="Table4.A" style:family="table-column">
      <style:table-column-properties style:column-width="0.3125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in" fo:margin-bottom="0in" loext:contextual-spacing="false" fo:line-height="100%" fo:text-align="start" style:justify-single-word="false"/>
    </style:style>
    <style:style style:name="P2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fo:font-weight="bold" officeooo:rsid="00138238" officeooo:paragraph-rsid="00138238" style:font-size-asian="9pt" style:font-weight-asian="bold" style:font-size-complex="9pt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fo:font-weight="bold" officeooo:rsid="00138238" officeooo:paragraph-rsid="00262d77" style:font-size-asian="9pt" style:font-weight-asian="bold" style:font-size-complex="9pt"/>
    </style:style>
    <style:style style:name="P4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fo:language="ca" fo:country="ES" fo:font-weight="bold" officeooo:rsid="00138238" officeooo:paragraph-rsid="00138238" style:font-size-asian="9pt" style:font-weight-asian="bold" style:font-size-complex="9pt"/>
    </style:style>
    <style:style style:name="P5" style:family="paragraph" style:parent-style-name="Normal">
      <style:paragraph-properties fo:margin-top="0in" fo:margin-bottom="0in" loext:contextual-spacing="false" fo:line-height="100%" fo:text-align="center" style:justify-single-word="false" fo:break-before="page"/>
      <style:text-properties fo:font-size="9pt" fo:font-weight="bold" officeooo:rsid="00138238" officeooo:paragraph-rsid="00138238" style:font-size-asian="9pt" style:font-weight-asian="bold" style:font-size-complex="9pt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use-window-font-color="true" style:font-name="Calibri1" officeooo:paragraph-rsid="00138238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use-window-font-color="true" style:font-name="Calibri1" officeooo:rsid="00154b22" officeooo:paragraph-rsid="002127a8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use-window-font-color="true" style:font-name="Calibri1" fo:font-size="11pt" officeooo:rsid="002a2ee2" officeooo:paragraph-rsid="00311908" style:font-size-asian="11pt" style:font-size-complex="11pt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2127a8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20e2b6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311908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alibri1" officeooo:rsid="00067cfd" officeooo:paragraph-rsid="00138238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alibri1" officeooo:paragraph-rsid="0015f16d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alibri1" fo:font-size="11pt" officeooo:rsid="00067cfd" officeooo:paragraph-rsid="00138238" style:font-size-asian="11pt" style:font-size-complex="11pt"/>
    </style:style>
    <style:style style:name="P15" style:family="paragraph" style:parent-style-name="Normal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Calibri1"/>
    </style:style>
    <style:style style:name="P16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rsid="002b61ed" officeooo:paragraph-rsid="00311908"/>
    </style:style>
    <style:style style:name="P17" style:family="paragraph" style:parent-style-name="Table_20_Contents">
      <loext:graphic-properties draw:fill="none"/>
      <style:paragraph-properties fo:margin-left="0in" fo:margin-right="0in" fo:margin-top="0.0201in" fo:margin-bottom="0.0201in" loext:contextual-spacing="false" fo:text-align="center" style:justify-single-word="false" fo:text-indent="0in" style:auto-text-indent="false" fo:background-color="transparent"/>
      <style:text-properties style:font-name="Andale Mono" fo:font-size="9pt" officeooo:rsid="00311908" officeooo:paragraph-rsid="00311908" style:font-size-asian="9pt" style:font-size-complex="9pt"/>
    </style:style>
    <style:style style:name="P18" style:family="paragraph" style:parent-style-name="Standard">
      <loext:graphic-properties draw:fill="none"/>
      <style:paragraph-properties fo:margin-left="0.25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alibri1" fo:font-size="11pt" officeooo:rsid="00067cfd" officeooo:paragraph-rsid="00138238" style:font-size-asian="11pt" style:font-size-complex="11pt"/>
    </style:style>
    <style:style style:name="P19" style:family="paragraph" style:parent-style-name="Standard">
      <style:text-properties officeooo:paragraph-rsid="00311908"/>
    </style:style>
    <style:style style:name="P20" style:family="paragraph" style:parent-style-name="Table_20_Contents">
      <loext:graphic-properties draw:fill="none"/>
      <style:paragraph-properties fo:margin-left="0in" fo:margin-right="0in" fo:margin-top="0.0201in" fo:margin-bottom="0.0201in" loext:contextual-spacing="false" fo:text-align="center" style:justify-single-word="false" fo:text-indent="0in" style:auto-text-indent="false" fo:background-color="transparent"/>
      <style:text-properties style:font-name="Andale Mono" fo:font-size="9pt" officeooo:rsid="00339dc6" officeooo:paragraph-rsid="00339dc6" style:font-size-asian="9pt" style:font-size-complex="9pt"/>
    </style:style>
    <style:style style:name="P21" style:family="paragraph" style:parent-style-name="Standard" style:list-style-name="L1" style:master-page-name="">
      <loext:graphic-properties draw:fill="none"/>
      <style:paragraph-properties fo:margin-left="0.25in" fo:margin-right="0in" fo:margin-top="0in" fo:margin-bottom="0in" loext:contextual-spacing="false" fo:text-align="justify" style:justify-single-word="false" fo:text-indent="0in" style:auto-text-indent="false" style:page-number="auto" fo:background-color="transparent"/>
      <style:text-properties style:font-name="Calibri1" fo:font-size="11pt" officeooo:rsid="00abab52" officeooo:paragraph-rsid="00138238" style:font-size-asian="11pt" style:font-size-complex="11pt"/>
    </style:style>
    <style:style style:name="P22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ndale Mono" fo:font-size="11pt" officeooo:rsid="00aca7f0" officeooo:paragraph-rsid="00138238" style:font-size-asian="11pt" style:font-size-complex="11pt"/>
    </style:style>
    <style:style style:name="P23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ndale Mono" fo:font-size="11pt" officeooo:paragraph-rsid="00138238" style:font-size-asian="11pt" style:font-size-complex="11pt"/>
    </style:style>
    <style:style style:name="P24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alibri1" fo:font-size="11pt" officeooo:paragraph-rsid="00138238" style:font-size-asian="11pt" style:font-size-complex="11pt"/>
    </style:style>
    <style:style style:name="P25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alibri1" fo:font-size="11pt" officeooo:rsid="001b0b93" officeooo:paragraph-rsid="00138238" style:font-size-asian="11pt" style:font-size-complex="11pt"/>
    </style:style>
    <style:style style:name="P26" style:family="paragraph" style:parent-style-name="Standard" style:list-style-name="L1">
      <loext:graphic-properties draw:fill="none"/>
      <style:paragraph-properties fo:margin-left="0.5in" fo:margin-right="0in" fo:margin-top="0in" fo:margin-bottom="0in" loext:contextual-spacing="false" fo:text-align="justify" style:justify-single-word="false" fo:text-indent="-0.25in" style:auto-text-indent="false" fo:background-color="transparent"/>
      <style:text-properties officeooo:paragraph-rsid="001dc102"/>
    </style:style>
    <style:style style:name="P27" style:family="paragraph" style:parent-style-name="Standard" style:list-style-name="L1">
      <loext:graphic-properties draw:fill="none"/>
      <style:paragraph-properties fo:margin-left="0.5in" fo:margin-right="0in" fo:margin-top="0in" fo:margin-bottom="0in" loext:contextual-spacing="false" fo:text-align="justify" style:justify-single-word="false" fo:text-indent="-0.25in" style:auto-text-indent="false" fo:background-color="transparent"/>
      <style:text-properties officeooo:paragraph-rsid="001d98e3"/>
    </style:style>
    <style:style style:name="P28" style:family="paragraph" style:parent-style-name="Standard" style:list-style-name="L1">
      <loext:graphic-properties draw:fill="none"/>
      <style:paragraph-properties fo:margin-left="0.5in" fo:margin-right="0in" fo:margin-top="0in" fo:margin-bottom="0in" loext:contextual-spacing="false" fo:text-align="justify" style:justify-single-word="false" fo:text-indent="-0.25in" style:auto-text-indent="false" fo:background-color="transparent"/>
      <style:text-properties officeooo:paragraph-rsid="0017660c"/>
    </style:style>
    <style:style style:name="P29" style:family="paragraph" style:parent-style-name="Standard" style:list-style-name="L1">
      <loext:graphic-properties draw:fill="none"/>
      <style:paragraph-properties fo:margin-left="0.5in" fo:margin-right="0in" fo:margin-top="0in" fo:margin-bottom="0in" loext:contextual-spacing="false" fo:text-align="justify" style:justify-single-word="false" fo:text-indent="-0.25in" style:auto-text-indent="false" fo:background-color="transparent"/>
      <style:text-properties style:font-name="Calibri1" fo:font-size="11pt" officeooo:rsid="001dc102" officeooo:paragraph-rsid="001dc102" style:font-size-asian="11pt" style:font-size-complex="11pt"/>
    </style:style>
    <style:style style:name="P30" style:family="paragraph" style:parent-style-name="Standard" style:list-style-name="L1">
      <loext:graphic-properties draw:fill="none"/>
      <style:paragraph-properties fo:margin-left="0.5in" fo:margin-right="0in" fo:margin-top="0in" fo:margin-bottom="0in" loext:contextual-spacing="false" fo:text-align="justify" style:justify-single-word="false" fo:text-indent="-0.25in" style:auto-text-indent="false" fo:background-color="transparent"/>
      <style:text-properties style:font-name="Calibri1" fo:font-size="11pt" officeooo:rsid="001b0b93" officeooo:paragraph-rsid="001b0b93" style:font-size-asian="11pt" style:font-size-complex="11pt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311908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24fa2a"/>
    </style:style>
    <style:style style:name="T3" style:family="text">
      <style:text-properties fo:font-weight="bold" officeooo:rsid="00067cfd" style:font-weight-asian="bold" style:font-weight-complex="bold"/>
    </style:style>
    <style:style style:name="T4" style:family="text">
      <style:text-properties fo:font-weight="bold" officeooo:rsid="00a29a73" style:font-weight-asian="bold" style:font-weight-complex="bold"/>
    </style:style>
    <style:style style:name="T5" style:family="text">
      <style:text-properties fo:font-weight="bold" officeooo:rsid="001b0b93" style:font-weight-asian="bold" style:font-weight-complex="bold"/>
    </style:style>
    <style:style style:name="T6" style:family="text">
      <style:text-properties fo:font-size="9pt" fo:font-weight="bold" style:font-size-asian="9pt" style:font-weight-asian="bold" style:font-size-complex="9pt"/>
    </style:style>
    <style:style style:name="T7" style:family="text">
      <style:text-properties fo:font-size="9pt" fo:font-weight="bold" officeooo:rsid="00138238" style:font-size-asian="9pt" style:font-weight-asian="bold" style:font-size-complex="9pt"/>
    </style:style>
    <style:style style:name="T8" style:family="text">
      <style:text-properties fo:font-size="9pt" fo:language="ca" fo:country="ES" fo:font-weight="bold" officeooo:rsid="00138238" style:font-size-asian="9pt" style:font-weight-asian="bold" style:font-size-complex="9pt"/>
    </style:style>
    <style:style style:name="T9" style:family="text">
      <style:text-properties style:use-window-font-color="true" officeooo:rsid="00aca7f0" fo:background-color="transparent" loext:char-shading-value="0"/>
    </style:style>
    <style:style style:name="T10" style:family="text">
      <style:text-properties style:use-window-font-color="true" officeooo:rsid="0017660c" fo:background-color="transparent" loext:char-shading-value="0"/>
    </style:style>
    <style:style style:name="T11" style:family="text">
      <style:text-properties style:use-window-font-color="true" officeooo:rsid="00abab52" fo:background-color="transparent" loext:char-shading-value="0"/>
    </style:style>
    <style:style style:name="T12" style:family="text">
      <style:text-properties style:use-window-font-color="true" officeooo:rsid="001dc102" fo:background-color="transparent" loext:char-shading-value="0"/>
    </style:style>
    <style:style style:name="T13" style:family="text">
      <style:text-properties style:use-window-font-color="true" style:font-name="Calibri1" officeooo:rsid="00154b22"/>
    </style:style>
    <style:style style:name="T14" style:family="text">
      <style:text-properties style:use-window-font-color="true" style:font-name="Calibri1" officeooo:rsid="001b0b93"/>
    </style:style>
    <style:style style:name="T15" style:family="text">
      <style:text-properties style:use-window-font-color="true" style:font-name="Calibri1" fo:font-size="11pt" officeooo:rsid="00154b22" style:font-size-asian="11pt" style:font-size-complex="11pt"/>
    </style:style>
    <style:style style:name="T16" style:family="text">
      <style:text-properties style:use-window-font-color="true" style:font-name="Calibri1" fo:font-size="11pt" officeooo:rsid="001d98e3" style:font-size-asian="11pt" style:font-size-complex="11pt"/>
    </style:style>
    <style:style style:name="T17" style:family="text">
      <style:text-properties style:use-window-font-color="true" style:font-name="Calibri1" fo:font-size="11pt" officeooo:rsid="002127a8" style:font-size-asian="11pt" style:font-size-complex="11pt"/>
    </style:style>
    <style:style style:name="T18" style:family="text">
      <style:text-properties style:use-window-font-color="true" style:font-name="Calibri1" officeooo:rsid="001cd902"/>
    </style:style>
    <style:style style:name="T19" style:family="text">
      <style:text-properties style:use-window-font-color="true" style:font-name="Calibri1" officeooo:rsid="001d98e3"/>
    </style:style>
    <style:style style:name="T20" style:family="text">
      <style:text-properties style:use-window-font-color="true" style:font-name="Calibri1" officeooo:rsid="002127a8"/>
    </style:style>
    <style:style style:name="T21" style:family="text">
      <style:text-properties style:use-window-font-color="true" style:font-name="Calibri1" officeooo:rsid="00ac32c7"/>
    </style:style>
    <style:style style:name="T22" style:family="text">
      <style:text-properties style:use-window-font-color="true" style:font-name="Calibri1" officeooo:rsid="0020e2b6"/>
    </style:style>
    <style:style style:name="T23" style:family="text">
      <style:text-properties style:use-window-font-color="true" style:font-name="Calibri1" officeooo:rsid="002381e2"/>
    </style:style>
    <style:style style:name="T24" style:family="text">
      <style:text-properties style:use-window-font-color="true" style:font-name="Calibri1" officeooo:rsid="0027b27e"/>
    </style:style>
    <style:style style:name="T25" style:family="text">
      <style:text-properties style:use-window-font-color="true" style:font-name="Calibri1" officeooo:rsid="002ba9fe"/>
    </style:style>
    <style:style style:name="T26" style:family="text">
      <style:text-properties style:use-window-font-color="true" style:font-name="Calibri1" officeooo:rsid="00339dc6"/>
    </style:style>
    <style:style style:name="T27" style:family="text">
      <style:text-properties style:use-window-font-color="true" style:font-name="Andale Mono" fo:font-size="9pt" style:font-size-asian="9pt" style:font-size-complex="9pt"/>
    </style:style>
    <style:style style:name="T28" style:family="text">
      <style:text-properties style:use-window-font-color="true" style:font-name="Andale Mono" fo:font-size="9pt" officeooo:rsid="0029bba0" style:font-size-asian="9pt" style:font-size-complex="9pt"/>
    </style:style>
    <style:style style:name="T29" style:family="text">
      <style:text-properties style:use-window-font-color="true" style:font-name="Andale Mono" fo:font-size="9pt" officeooo:rsid="00311908" style:font-size-asian="9pt" style:font-size-complex="9pt"/>
    </style:style>
    <style:style style:name="T30" style:family="text">
      <style:text-properties style:use-window-font-color="true" style:font-name="Andale Mono" fo:font-size="9pt" officeooo:rsid="00339dc6" style:font-size-asian="9pt" style:font-size-complex="9pt"/>
    </style:style>
    <style:style style:name="T31" style:family="text">
      <style:text-properties style:use-window-font-color="true" fo:font-size="9pt" style:font-size-asian="9pt" style:font-size-complex="9pt"/>
    </style:style>
    <style:style style:name="T32" style:family="text">
      <style:text-properties style:font-name="Calibri1"/>
    </style:style>
    <style:style style:name="T33" style:family="text">
      <style:text-properties style:font-name="Calibri1" officeooo:rsid="00067cfd"/>
    </style:style>
    <style:style style:name="T34" style:family="text">
      <style:text-properties style:font-name="Calibri1" officeooo:rsid="001cd902"/>
    </style:style>
    <style:style style:name="T35" style:family="text">
      <style:text-properties style:font-name="Calibri1" fo:font-size="11pt" style:font-size-asian="11pt" style:font-size-complex="11pt"/>
    </style:style>
    <style:style style:name="T36" style:family="text">
      <style:text-properties style:font-name="Calibri1" fo:font-size="11pt" officeooo:rsid="00ac32c7" style:font-size-asian="11pt" style:font-size-complex="11pt"/>
    </style:style>
    <style:style style:name="T37" style:family="text">
      <style:text-properties style:font-name="Calibri1" fo:font-size="11pt" officeooo:rsid="001d98e3" style:font-size-asian="11pt" style:font-size-complex="11pt"/>
    </style:style>
    <style:style style:name="T38" style:family="text">
      <style:text-properties style:font-name="Calibri1" fo:font-size="11pt" officeooo:rsid="001b0b93" style:font-size-asian="11pt" style:font-size-complex="11pt"/>
    </style:style>
    <style:style style:name="T39" style:family="text">
      <style:text-properties style:font-name="Calibri1" fo:font-size="11pt" officeooo:rsid="001cd902" style:font-size-asian="11pt" style:font-size-complex="11pt"/>
    </style:style>
    <style:style style:name="T40" style:family="text">
      <style:text-properties style:font-name="Calibri1" fo:font-size="11pt" officeooo:rsid="001dc102" style:font-size-asian="11pt" style:font-size-complex="11pt"/>
    </style:style>
    <style:style style:name="T41" style:family="text">
      <style:text-properties style:font-name="Calibri1" fo:font-size="11pt" officeooo:rsid="0019800c" style:font-size-asian="11pt" style:font-size-complex="11pt"/>
    </style:style>
    <style:style style:name="T42" style:family="text">
      <style:text-properties style:font-name="Calibri1" officeooo:rsid="0019800c"/>
    </style:style>
    <style:style style:name="T43" style:family="text">
      <style:text-properties officeooo:rsid="002127a8"/>
    </style:style>
    <style:style style:name="T44" style:family="text">
      <style:text-properties officeooo:rsid="00311908"/>
    </style:style>
    <style:style style:name="T45" style:family="text">
      <style:text-properties officeooo:rsid="00339dc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3472in, 0.6508in, 0.3035in, 0.7319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5">CICLO FORMATIVO EN DESARROLLO DE APLICACIONES WEB</text:p>
            <text:p text:style-name="P3">PROGRAMACIÓN <text:span text:style-name="T1">–</text:span> <text:span text:style-name="T43">1ª</text:span><text:span text:style-name="T1"> EVALUACIÓN – </text:span><text:span text:style-name="T2">MODELO A</text:span></text:p>
          </table:table-cell>
          <table:covered-table-cell/>
          <table:table-cell table:style-name="Table1.A1" office:value-type="string">
            <text:p text:style-name="P4">Fecha</text:p>
            <text:p text:style-name="P2">13/01/2020</text:p>
          </table:table-cell>
          <table:table-cell table:style-name="Table1.D1" office:value-type="string">
            <text:p text:style-name="P4">Calificación</text:p>
          </table:table-cell>
        </table:table-row>
        <table:table-row table:style-name="Table1.1">
          <table:table-cell table:style-name="Table1.D1" office:value-type="string">
            <text:p text:style-name="P1"><text:span text:style-name="Fuente_20_de_20_párrafo_20_predeter."><text:span text:style-name="T6">Nom</text:span></text:span><text:span text:style-name="Fuente_20_de_20_párrafo_20_predeter."><text:span text:style-name="T7">bre</text:span></text:span></text:p>
          </table:table-cell>
          <table:table-cell table:style-name="Table1.D1" office:value-type="string">
            <text:p text:style-name="P1"><text:span text:style-name="Fuente_20_de_20_párrafo_20_predeter."><text:span text:style-name="T6">1</text:span></text:span><text:span text:style-name="Fuente_20_de_20_párrafo_20_predeter."><text:span text:style-name="T7">e</text:span></text:span><text:span text:style-name="Fuente_20_de_20_párrafo_20_predeter."><text:span text:style-name="T6">r </text:span></text:span><text:span text:style-name="Fuente_20_de_20_párrafo_20_predeter."><text:span text:style-name="T8">Apellido</text:span></text:span></text:p>
          </table:table-cell>
          <table:table-cell table:style-name="Table1.D1" table:number-columns-spanned="2" office:value-type="string">
            <text:p text:style-name="P1"><text:span text:style-name="Fuente_20_de_20_párrafo_20_predeter."><text:span text:style-name="T6">2</text:span></text:span><text:span text:style-name="Fuente_20_de_20_párrafo_20_predeter."><text:span text:style-name="T8">º Apellido</text:span></text:span></text:p>
          </table:table-cell>
          <table:covered-table-cell/>
        </table:table-row>
      </table:table>
      <text:p text:style-name="P15"/>
      <text:p text:style-name="P13"><text:span text:style-name="T3">Ejercicio 1: </text:span><text:span text:style-name="T4">(</text:span><text:span text:style-name="T5">8</text:span><text:span text:style-name="T3"> puntos</text:span><text:span text:style-name="T4">)</text:span></text:p>
      <text:p text:style-name="P9"><text:span text:style-name="T13">E</text:span><text:span text:style-name="T18">n el departamento de informática necesitan</text:span><text:span text:style-name="T13"> un programa </text:span><text:span text:style-name="T20">en lenguaje Java </text:span><text:span text:style-name="T13">p</text:span><text:span text:style-name="T20">ara</text:span><text:span text:style-name="T13"> realizar a</text:span><text:span text:style-name="T18">lgunos </text:span><text:span text:style-name="T13">cálculos relacionados con las notas de </text:span><text:span text:style-name="T18">los alumnos</text:span><text:span text:style-name="T13">. </text:span><text:span text:style-name="T18">E</text:span><text:span text:style-name="T19">l</text:span><text:span text:style-name="T18"> programa </text:span><text:span text:style-name="T19">primero </text:span><text:span text:style-name="T13">pedirá por teclado los datos personales de </text:span><text:span text:style-name="T18">un</text:span><text:span text:style-name="T13"> alumno </text:span><text:span text:style-name="T18">(n</text:span><text:span text:style-name="T13">ombre, primer apellido, segundo apellido y a</text:span><text:span text:style-name="T25">ño</text:span><text:span text:style-name="T13"> de nacimiento</text:span><text:span text:style-name="T18">) además de </text:span><text:span text:style-name="T13">las notas d</text:span><text:span text:style-name="T19">e</text:span><text:span text:style-name="T13"> cada módulo (números enteros entre </text:span><text:span text:style-name="T14">0</text:span><text:span text:style-name="T13"> y 10). Luego mostrará por pantalla el código identificativo del alumno, que estará compuesto por las tres primeras letras del nombre y cada apellido (en ma</text:span><text:span text:style-name="T20">y</text:span><text:span text:style-name="T13">úsculas), el año de nacimiento y la cantidad de vocales del nombre completo. </text:span><text:span text:style-name="T18">Por e</text:span><text:span text:style-name="T13">jemplo, María Aparicio Díez, nacida en 19</text:span><text:span text:style-name="T19">90</text:span><text:span text:style-name="T13">, tendría el código identificativo MARAPADIE199</text:span><text:span text:style-name="T19">0</text:span><text:span text:style-name="T13">9. </text:span><text:span text:style-name="T18">Por último mostrará por pantalla </text:span><text:span text:style-name="T13">cuántos módulos ha aprobado, cuántos ha suspendido, </text:span><text:span text:style-name="T14">si ha obtenido algún 0, si ha obtenido algún 10, y</text:span><text:span text:style-name="T13"> la nota media </text:span><text:span text:style-name="T14">(suma de </text:span><text:span text:style-name="T19">todas </text:span><text:span text:style-name="T14">las notas dividido entre el número de notas)</text:span><text:span text:style-name="T13">. </text:span><text:span text:style-name="T19">No sabemos a priori cuantos módulos cursan los alumnos, d</text:span><text:span text:style-name="T20">eberá indicarlo el usuario</text:span><text:span text:style-name="T19">. </text:span><text:span text:style-name="T15">Supondremos que </text:span><text:span text:style-name="T16">el </text:span><text:span text:style-name="T17">usuario</text:span><text:span text:style-name="T15"> siemp</text:span><text:span text:style-name="T13">re introducirá datos válidos </text:span><text:span text:style-name="T20">por lo que </text:span><text:span text:style-name="T13">no s</text:span><text:span text:style-name="T20">erá</text:span><text:span text:style-name="T13"> necesario comprobarlos.</text:span></text:p>
      <text:p text:style-name="P7"/>
      <text:p text:style-name="P9"><text:span text:style-name="T33">Implementa las siguientes f</text:span><text:span text:style-name="T34">unciones</text:span><text:span text:style-name="T13">:</text:span></text:p>
      <text:p text:style-name="P14"/>
      <text:list xml:id="list1047940037" text:style-name="L1">
        <text:list-item>
          <text:p text:style-name="P21">Función que devuelva la suma total de los valores del vector v. (1,25 puntos)</text:p>
          <text:list>
            <text:list-item>
              <text:list>
                <text:list-header>
                  <text:p text:style-name="P22"><text:s text:c="3"/>public static int suma(int v[])</text:p>
                </text:list-header>
              </text:list>
            </text:list-item>
          </text:list>
        </text:list-item>
      </text:list>
      <text:p text:style-name="P18"/>
      <text:list xml:id="list184353594942697" text:continue-numbering="true" text:style-name="L1">
        <text:list-item>
          <text:p text:style-name="P24"><text:span text:style-name="T9">Función que devuelv</text:span><text:span text:style-name="T12">a</text:span><text:span text:style-name="T9"> c</text:span><text:span text:style-name="T10">uántos valores de </text:span><text:span text:style-name="T9">v </text:span><text:span text:style-name="T10">son mayores o iguales a x</text:span><text:span text:style-name="T9">. (1,</text:span><text:span text:style-name="T12">2</text:span><text:span text:style-name="T9">5 puntos)</text:span></text:p>
          <text:p text:style-name="P23"><text:span text:style-name="T9"><text:s text:c="3"/></text:span><text:span text:style-name="T11">public static </text:span><text:span text:style-name="T10">int</text:span><text:span text:style-name="T11"> m</text:span><text:span text:style-name="T10">ayores</text:span><text:span text:style-name="T11">(int v[], int x)</text:span></text:p>
          <text:p text:style-name="P25"/>
        </text:list-item>
        <text:list-item>
          <text:p text:style-name="P26"><text:span text:style-name="T38">Función llamada ‘existe’ que</text:span><text:span text:style-name="T39"> </text:span><text:span text:style-name="T40">reciba dos parámetros (un vector de enteros y un valor entero) y devuelva true si el valor existe en el vector (false en caso contrario). (1,5 puntos).</text:span></text:p>
          <text:p text:style-name="P29"/>
        </text:list-item>
        <text:list-item>
          <text:p text:style-name="P27"><text:span text:style-name="T36">Función llamada ‘codigo’ que reciba </text:span><text:span text:style-name="T37">dos parámetros (</text:span><text:span text:style-name="T36">nombre completo de un alumno y su año de nacimiento</text:span><text:span text:style-name="T37">)</text:span><text:span text:style-name="T36"> y devuelva s</text:span><text:span text:style-name="T37">u</text:span><text:span text:style-name="T36"> código identificativo. (2 puntos)</text:span></text:p>
          <text:p text:style-name="P30"/>
        </text:list-item>
        <text:list-item>
          <text:p text:style-name="P28"><text:span text:style-name="T35">Implementa la función </text:span><text:span text:style-name="T41">principal </text:span><text:span text:style-name="T35">main del programa. Utiliza las funciones de los apartados anteriores siempre que sea posible.</text:span><text:span text:style-name="T32"> </text:span><text:span text:style-name="T42">(2 puntos)</text:span></text:p>
        </text:list-item>
      </text:list>
      <text:p text:style-name="P12"/>
      <text:p text:style-name="P6"><text:span text:style-name="T3">Ejercicio 2: </text:span><text:span text:style-name="T4">(</text:span><text:span text:style-name="T5">2</text:span><text:span text:style-name="T3"> puntos</text:span><text:span text:style-name="T4">)</text:span></text:p>
      <text:p text:style-name="P10"><text:span text:style-name="T21">I</text:span><text:span text:style-name="T22">mplementa un programa </text:span><text:span text:style-name="T20">en lenguaje Java </text:span><text:span text:style-name="T22">que cree una matriz de tamaño </text:span><text:span text:style-name="T24">F</text:span><text:span text:style-name="T22"> </text:span><text:span text:style-name="T20">x</text:span><text:span text:style-name="T22"> </text:span><text:span text:style-name="T24">C (valores introducidos por teclado)</text:span><text:span text:style-name="T22"> y la rellene con números entros aleatorios entre 1 y 20. </text:span><text:span text:style-name="T20">Luego pedirá</text:span><text:span text:style-name="T22"> por teclado un </text:span><text:span text:style-name="T20">número</text:span><text:span text:style-name="T22"> V y m</text:span><text:span text:style-name="T20">ostrará</text:span><text:span text:style-name="T22"> por pantalla cuántos valores de c</text:span><text:span text:style-name="T26">ada fila</text:span><text:span text:style-name="T22"> son múltiplos de V. </text:span><text:span text:style-name="T20">Supondremos que </text:span><text:span text:style-name="T24">el usuario introducirá </text:span><text:span text:style-name="T20">valores </text:span><text:span text:style-name="T23">válidos</text:span><text:span text:style-name="T20"> por lo que no será necesario comprobarlo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text:span text:style-name="T44">Por ejemplo, d</text:span>ada esta matriz de 3x3 <text:span text:style-name="T44">y V=5</text:span></text:p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20">5</text:p>
                </table:table-cell>
                <table:table-cell table:style-name="Table4.A1" office:value-type="string">
                  <text:p text:style-name="P17">1<text:span text:style-name="T45">0</text:span></text:p>
                </table:table-cell>
                <table:table-cell table:style-name="Table4.C1" office:value-type="string">
                  <text:p text:style-name="P17">9</text:p>
                </table:table-cell>
              </table:table-row>
              <table:table-row>
                <table:table-cell table:style-name="Table4.A2" office:value-type="string">
                  <text:p text:style-name="P17">1</text:p>
                </table:table-cell>
                <table:table-cell table:style-name="Table4.A2" office:value-type="string">
                  <text:p text:style-name="P20">6</text:p>
                </table:table-cell>
                <table:table-cell table:style-name="Table4.C2" office:value-type="string">
                  <text:p text:style-name="P20">19</text:p>
                </table:table-cell>
              </table:table-row>
              <table:table-row>
                <table:table-cell table:style-name="Table4.A2" office:value-type="string">
                  <text:p text:style-name="P17">20</text:p>
                </table:table-cell>
                <table:table-cell table:style-name="Table4.A2" office:value-type="string">
                  <text:p text:style-name="P17">15</text:p>
                </table:table-cell>
                <table:table-cell table:style-name="Table4.C2" office:value-type="string">
                  <text:p text:style-name="P17">10</text:p>
                </table:table-cell>
              </table:table-row>
            </table:table>
            <text:p text:style-name="P11"/>
          </table:table-cell>
          <table:table-cell table:style-name="Table2.B1" office:value-type="string">
            <text:p text:style-name="P8">El programa mostrará por pantalla:</text:p>
            <text:p text:style-name="P11"><text:span text:style-name="T28">Fila 1: </text:span><text:span text:style-name="T30">2</text:span></text:p>
            <text:p text:style-name="P11"><text:span text:style-name="T28">Fila 2: </text:span><text:span text:style-name="T30">0</text:span></text:p>
            <text:p text:style-name="P11"><text:span text:style-name="T28">Fila 3: </text:span><text:span text:style-name="T29">3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ca" fo:country="ES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ca" fo:country="ES"/>
    </style:style>
    <style:style style:name="Pie_20_de_20_página_20_Car" style:display-name="Pie de página Car" style:family="text" style:parent-style-name="Fuente_20_de_20_párrafo_20_predeter.">
      <style:text-properties fo:language="ca" fo:country="ES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3472in, 0.6508in, 0.3035in, 0.7319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4 Imagen" text:anchor-type="paragraph" svg:x="-0.0791in" svg:y="-0.3508in" svg:width="6.8161in" style:rel-width="scale" svg:height="0.7701in" style:rel-height="scale" draw:z-index="0"><draw:image xlink:href="Pictures/10000000000009AC000001ADE78570A4C8837FA2.jpg" xlink:type="simple" xlink:show="embed" xlink:actuate="onLoad" loext:mime-type="image/jpeg"/><svg:desc>cabecera ceed.jp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4.2$Linux_X86_64 LibreOffice_project/60da17e045e08f1793c57c00ba83cdfce946d0aa</meta:generator>
    <meta:initial-creator>Vicente</meta:initial-creator>
    <dc:creator>Lionel Tarazón</dc:creator>
    <meta:creation-date>2019-11-28T09:01:00Z</meta:creation-date>
    <dc:date>2020-01-12T18:43:51.825075915</dc:date>
    <meta:editing-cycles>16</meta:editing-cycles>
    <meta:editing-duration>PT3H46M5S</meta:editing-duration>
    <meta:document-statistic meta:table-count="3" meta:image-count="1" meta:object-count="0" meta:page-count="1" meta:paragraph-count="34" meta:word-count="419" meta:character-count="2508" meta:non-whitespace-character-count="2120"/>
    <meta:template xlink:type="simple" xlink:actuate="onRequest" xlink:title="" xlink:href="Normal"/>
  </office:meta>
</office:document-meta>
</file>